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Wingdings" svg:font-family="Wingding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 fo:text-align="justify" style:justify-single-word="false"/>
      <style:text-properties style:font-name="Courier New" fo:font-size="10pt" fo:language="en" fo:country="US" style:font-name-asian="Times New Roman" style:font-size-asian="10pt" style:language-asian="ru" style:country-asian="RU" style:font-name-complex="Courier New2" style:font-size-complex="10pt"/>
    </style:style>
    <style:style style:name="P2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5" style:family="paragraph" style:parent-style-name="Standard">
      <style:paragraph-properties fo:margin-top="0cm" fo:margin-bottom="0cm" fo:line-height="100%" fo:text-align="justify" style:justify-single-word="false"/>
      <style:text-properties style:font-name="Courier New" fo:font-size="10pt" fo:language="en" fo:country="US" style:font-name-asian="Times New Roman" style:font-size-asian="10pt" style:language-asian="ru" style:country-asian="RU" style:font-name-complex="Courier New2" style:font-size-complex="10pt"/>
    </style:style>
    <style:style style:name="P6" style:family="paragraph" style:parent-style-name="Standard">
      <style:paragraph-properties fo:margin-left="0cm" fo:margin-right="0cm" fo:text-align="justify" style:justify-single-word="false" fo:text-indent="0.751cm" style:auto-text-indent="false"/>
    </style:style>
    <style:style style:name="P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751cm" style:auto-text-indent="false"/>
      <style:text-properties style:font-name="Courier New" fo:font-size="10pt" fo:language="en" fo:country="US" style:font-name-asian="Times New Roman" style:font-size-asian="10pt" style:language-asian="ru" style:country-asian="RU" style:font-name-complex="Courier New2" style:font-size-complex="10pt"/>
    </style:style>
    <style:style style:name="P8" style:family="paragraph" style:parent-style-name="Text_20_body" style:list-style-name="L1">
      <style:text-properties fo:font-size="16pt" style:font-size-asian="16pt"/>
    </style:style>
    <style:style style:name="P9" style:family="paragraph" style:parent-style-name="Heading_20_1">
      <style:paragraph-properties fo:break-before="page"/>
      <style:text-properties fo:font-size="16pt" style:font-size-asian="16pt"/>
    </style:style>
    <style:style style:name="P10" style:family="paragraph" style:parent-style-name="Heading_20_1">
      <style:text-properties fo:font-size="16pt" style:font-size-asian="16pt"/>
    </style:style>
    <style:style style:name="P11" style:family="paragraph" style:parent-style-name="Heading_20_2">
      <style:text-properties style:font-name="Courier New" fo:font-size="10pt" fo:language="en" fo:country="US" style:font-name-asian="Times New Roman" style:font-size-asian="10pt" style:language-asian="ru" style:country-asian="RU" style:font-name-complex="Courier New2" style:font-size-complex="10pt"/>
    </style:style>
    <style:style style:name="P12" style:family="paragraph" style:parent-style-name="List_20_Paragraph" style:list-style-name="WWNum2">
      <style:paragraph-properties fo:text-align="justify" style:justify-single-word="false"/>
    </style:style>
    <style:style style:name="P13" style:family="paragraph" style:parent-style-name="List_20_Paragraph" style:list-style-name="WWNum1">
      <style:paragraph-properties fo:text-align="justify" style:justify-single-word="false"/>
      <style:text-properties fo:font-size="12pt" style:font-size-asian="12pt"/>
    </style:style>
    <style:style style:name="P14" style:family="paragraph" style:parent-style-name="List_20_Paragraph" style:list-style-name="WWNum2">
      <style:paragraph-properties fo:text-align="justify" style:justify-single-word="false"/>
      <style:text-properties fo:font-size="12pt" style:font-size-asian="12pt"/>
    </style:style>
    <style:style style:name="T1" style:family="text">
      <style:text-properties fo:language="en" fo:country="US"/>
    </style:style>
    <style:style style:name="T2" style:family="text">
      <style:text-properties style:font-name="Courier New" fo:font-size="10pt" fo:language="en" fo:country="US" style:font-name-asian="Times New Roman" style:font-size-asian="10pt" style:language-asian="ru" style:country-asian="RU" style:font-name-complex="Courier New2" style:font-size-complex="10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fo:language="en" fo:country="US" style:font-size-asian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Обложка</text:h>
      <text:h text:style-name="P9" text:outline-level="1"><text:bookmark-start text:name="_Toc303163574"/>Постановка задачи<text:bookmark-end text:name="_Toc303163574"/></text:h>
      <text:p text:style-name="P2"><text:span text:style-name="T3">В рамках данной лабораторной работы требуется ознакомиться со средствами написания программ на языке </text:span><text:span text:style-name="T4">OpenCL</text:span><text:span text:style-name="T3">, написать и отладить примитивную программу-пример, содержащую базовые принципы программирования графических процессоров с использованием параллельных вычислений.</text:span></text:p>
      <text:p text:style-name="P4">К выполнению поставленной задачи предъявляются следующие требования:</text:p>
      <text:list xml:id="list867071697" text:style-name="WWNum1">
        <text:list-item>
          <text:p text:style-name="P13">Программа должна выполняться параллельно</text:p>
        </text:list-item>
        <text:list-item>
          <text:p text:style-name="P13">Программа должна распределять память</text:p>
        </text:list-item>
        <text:list-item>
          <text:p text:style-name="P13">Программа должна использовать векторные операции</text:p>
        </text:list-item>
      </text:list>
      <text:h text:style-name="P10" text:outline-level="1"><text:bookmark-start text:name="_Toc303163575"/><text:bookmark text:name="__RefHeading__35239_788447693"/>Описание<text:bookmark-end text:name="_Toc303163575"/><text:bookmark-end text:name="__RefHeading__35239_788447693"/></text:h>
      <text:p text:style-name="P4">Для решения поставленной задачи программа:</text:p>
      <text:list xml:id="list1022787062" text:style-name="WWNum2">
        <text:list-item>
          <text:p text:style-name="P14">Определяет наличие необходимого устройства (видеокарты);</text:p>
        </text:list-item>
        <text:list-item>
          <text:p text:style-name="P12"><text:span text:style-name="T3">Выделяет необходимое количество памяти с помощью команды </text:span><text:span text:style-name="T4">cudaMalloc</text:span><text:span text:style-name="T3">;</text:span></text:p>
        </text:list-item>
        <text:list-item>
          <text:p text:style-name="P14">Определяет размерность блоков;</text:p>
        </text:list-item>
        <text:list-item>
          <text:p text:style-name="P14">Определяет число необходимых блоков;</text:p>
        </text:list-item>
        <text:list-item>
          <text:p text:style-name="P14">Запускает ядро, передавая ему число блоков и число нитей в каждом блоке;</text:p>
        </text:list-item>
        <text:list-item>
          <text:p text:style-name="P14">В рамках ядра производит необходимые вычисления параллельно;</text:p>
        </text:list-item>
        <text:list-item>
          <text:p text:style-name="P12"><text:span text:style-name="T3">Копирует результаты работы программы из памяти видеокарты (</text:span><text:span text:style-name="T4">cudaMemset</text:span><text:span text:style-name="T3">);</text:span></text:p>
        </text:list-item>
        <text:list-item>
          <text:p text:style-name="P14">Высвобождает память видеокарты;</text:p>
        </text:list-item>
        <text:list-item>
          <text:p text:style-name="P14">Выводит на экран результаты работы программы; </text:p>
        </text:list-item>
      </text:list>
      <text:h text:style-name="P10" text:outline-level="1"><text:bookmark-start text:name="_Toc3031635741"/>В<text:bookmark-end text:name="_Toc3031635741"/>ариант задания:</text:h>
      <text:list xml:id="list127222404" text:style-name="L1">
        <text:list-item>
          <text:p text:style-name="P8">Сложение векторов</text:p>
        </text:list-item>
        <text:list-item>
          <text:p text:style-name="P8">Сложение векторов с векторизацией операций</text:p>
        </text:list-item>
      </text:list>
      <text:h text:style-name="P3" text:outline-level="1">Код программы на языке <text:span text:style-name="T1">Python</text:span></text:h>
      <text:h text:style-name="Heading_20_2" text:outline-level="2">0. Инициализация:</text:h>
      <text:p text:style-name="P1">#! /usr/bin/env python </text:p>
      <text:p text:style-name="P1"># -*- coding: utf-8 -*-</text:p>
      <text:p text:style-name="P1"/>
      <text:p text:style-name="P1">import pyopencl as cl </text:p>
      <text:p text:style-name="P1">import pyopencl.array as cl_array </text:p>
      <text:p text:style-name="P1">import numpy as np </text:p>
      <text:p text:style-name="P1">import numpy.linalg as la</text:p>
      <text:p text:style-name="P1"/>
      <text:p text:style-name="P1">platform = cl.get_platforms()[0]</text:p>
      <text:p text:style-name="P1">devices = platform.get_devices(device_type=my_type)</text:p>
      <text:p text:style-name="P1">ctx = cl.Context(devices = devices)</text:p>
      <text:h text:style-name="Heading_20_2" text:outline-level="2">1. OpenCL __kernels:</text:h>
      <text:p text:style-name="P1">code = """ </text:p>
      <text:p text:style-name="P1">__kernel void </text:p>
      <text:p text:style-name="P1">sum(__global const float *a, </text:p>
      <text:p text:style-name="P1"><text:s text:c="4"/>__global const float *b, </text:p>
      <text:p text:style-name="P1"><text:s text:c="4"/>__global float *c) </text:p>
      <text:p text:style-name="P1">{ </text:p>
      <text:p text:style-name="P1"><text:s text:c="2"/>int gid = get_global_id(0); </text:p>
      <text:p text:style-name="P1"><text:s text:c="2"/>c[gid] = a[gid] + b[gid];</text:p>
      <text:p text:style-name="P1">}</text:p>
      <text:p text:style-name="P1"/>
      <text:p text:style-name="P1">__kernel void</text:p>
      <text:p text:style-name="P1">sum4(__global const float4 *a,</text:p>
      <text:p text:style-name="P1"><text:s text:c="4"/>__global const float4 *b,</text:p>
      <text:p text:style-name="P1"><text:s text:c="4"/>__global float4 *c)</text:p>
      <text:p text:style-name="P1">{</text:p>
      <text:p text:style-name="P1"><text:s text:c="2"/>int gid = get_global_id(0);</text:p>
      <text:p text:style-name="P1"><text:s text:c="2"/>c[gid] = a[gid] + b[gid];</text:p>
      <text:p text:style-name="P1">}</text:p>
      <text:p text:style-name="P1">"""</text:p>
      <text:h text:style-name="Heading_20_2" text:outline-level="2">2. Функция main:</text:h>
      <text:p text:style-name="P1">def main():</text:p>
      <text:p text:style-name="P1"><text:tab/>global prg, code</text:p>
      <text:p text:style-name="P1"><text:tab/># initialize_CL</text:p>
      <text:p text:style-name="P1"><text:tab/>ctx = cl_init()</text:p>
      <text:p text:style-name="P1"><text:tab/>cp = cl.command_queue_properties</text:p>
      <text:p text:style-name="P1"><text:tab/>queue = cl.CommandQueue(ctx, properties=cp.PROFILING_ENABLE)</text:p>
      <text:p text:style-name="P1"><text:tab/>prg = cl.Program(ctx, code).build()</text:p>
      <text:p text:style-name="P1"><text:tab/># generate long random vectors</text:p>
      <text:p text:style-name="P1"><text:tab/>size = 100500*16</text:p>
      <text:p text:style-name="P1"><text:tab/>a = np.random.rand(size).astype(np.float32)</text:p>
      <text:p text:style-name="P1"><text:tab/>b = np.random.rand(size).astype(np.float32)</text:p>
      <text:p text:style-name="P1"><text:tab/>a_plus_b = np.empty_like(a)</text:p>
      <text:p text:style-name="P1"><text:tab/># create buffers</text:p>
      <text:p text:style-name="P1"><text:tab/>mf = cl.mem_flags</text:p>
      <text:p text:style-name="P1"><text:tab/>a_buf = cl.Buffer(ctx, mf.READ_ONLY | mf.COPY_HOST_PTR, hostbuf=a)</text:p>
      <text:p text:style-name="P1"><text:tab/>b_buf = cl.Buffer(ctx, mf.READ_ONLY | mf.COPY_HOST_PTR, hostbuf=b)</text:p>
      <text:p text:style-name="P1"><text:tab/>dest_buf = cl.Buffer(ctx, mf.WRITE_ONLY, b.nbytes)</text:p>
      <text:p text:style-name="P1"></text:p>
      <text:p text:style-name="P1"><text:tab/>print("...Calcuate 16*100500 elem's vector")</text:p>
      <text:p text:style-name="P1"><text:tab/>exec_evt = prg.sum(queue, a.shape, (16,), a_buf, b_buf, dest_buf).wait()</text:p>
      <text:p text:style-name="P1"><text:tab/>elapsed = 1e-9*(exec_evt.profile.end - exec_evt.profile.start)</text:p>
      <text:p text:style-name="P1"><text:tab/>print("Execution time of test1: %g second" % elapsed)</text:p>
      <text:p text:style-name="P1"><text:tab/>cl.enqueue_copy(queue, a_plus_b, dest_buf)</text:p>
      <text:p text:style-name="P1"><text:soft-page-break/><text:tab/>print("...Start vectorized kernel")</text:p>
      <text:p text:style-name="P1"><text:tab/># call OpenCL kernel</text:p>
      <text:p text:style-name="P1"><text:tab/>exec_evt=prg.sum4(queue,(a.shape[0]//4,),(16,),a_buf,b_buf,dest_buf)</text:p>
      <text:p text:style-name="P1"><text:tab/>exec_evt.wait()</text:p>
      <text:p text:style-name="P1"><text:tab/>elapsed = 1e-9*(exec_evt.profile.end - exec_evt.profile.start)</text:p>
      <text:p text:style-name="P1"><text:tab/>print("Execution time of test2: %g second" % elapsed)</text:p>
      <text:p text:style-name="P1"></text:p>
      <text:p text:style-name="P1"><text:tab/>cl.enqueue_copy(queue, a_plus_b, dest_buf)</text:p>
      <text:p text:style-name="P1"></text:p>
      <text:p text:style-name="P1"><text:tab/># compare result with native numpy</text:p>
      <text:p text:style-name="P1"><text:tab/>print('error = ' + str(la.norm(a_plus_b - (a+b))))</text:p>
      <text:h text:style-name="Heading_20_1" text:outline-level="1">Протокол</text:h>
      <text:h text:style-name="P11" text:outline-level="2">oleg@spetz:~/CL/lab1$ python lab1.py </text:h>
      <text:p text:style-name="Text_20_body"><text:span text:style-name="T2">===============================================================</text:span></text:p>
      <text:p text:style-name="Text_20_body"><text:span text:style-name="T2">Platform name: AMD Accelerated Parallel Processing</text:span></text:p>
      <text:p text:style-name="Text_20_body"><text:span text:style-name="T2">Platform vendor: Advanced Micro Devices, Inc.</text:span></text:p>
      <text:p text:style-name="Text_20_body"><text:span text:style-name="T2">Platform version: OpenCL 1.1 AMD-APP-SDK-v2.5 (684.213)</text:span></text:p>
      <text:p text:style-name="Text_20_body"><text:span text:style-name="T2">---------------------------------------------------------------</text:span></text:p>
      <text:p text:style-name="Text_20_body"><text:span text:style-name="T2">Device name: Redwood</text:span></text:p>
      <text:p text:style-name="Text_20_body"><text:span text:style-name="T2">Device type: GPU</text:span></text:p>
      <text:p text:style-name="Text_20_body"><text:span text:style-name="T2">Local memory: 32 KB</text:span></text:p>
      <text:p text:style-name="Text_20_body"><text:span text:style-name="T2">Device memory: 512 MB</text:span></text:p>
      <text:p text:style-name="Text_20_body"><text:span text:style-name="T2">Device max clock speed:550 MHz</text:span></text:p>
      <text:p text:style-name="Text_20_body"><text:span text:style-name="T2">Device compute units:5</text:span></text:p>
      <text:p text:style-name="Text_20_body"><text:span text:style-name="T2">...Calcuate 16*100500 elem's vector</text:span></text:p>
      <text:p text:style-name="Text_20_body"><text:span text:style-name="T2">Execution time of test1: 0.00780422 second</text:span></text:p>
      <text:p text:style-name="Text_20_body"><text:span text:style-name="T2">...Start vectorized kernel</text:span></text:p>
      <text:p text:style-name="Text_20_body"><text:span text:style-name="T2">Execution time of test2: 0.00544356 second</text:span></text:p>
      <text:p text:style-name="Text_20_body"><text:span text:style-name="T2">error = 0.0</text:span></text:p>
      <text:p text:style-name="Text_20_body"><text:span text:style-name="T2">Testing:</text:span></text:p>
      <text:p text:style-name="Text_20_body"><text:span text:style-name="T2">[ 0.59591997 <text:s/>0.26145452 <text:s/>0.19505562]</text:span></text:p>
      <text:p text:style-name="Text_20_body"><text:span text:style-name="T2">+</text:span></text:p>
      <text:p text:style-name="Text_20_body"><text:span text:style-name="T2">[ 0.80712444 <text:s/>0.37728721 <text:s/>0.365228 <text:s/>]</text:span></text:p>
      <text:p text:style-name="Text_20_body"><text:span text:style-name="T2">=</text:span></text:p>
      <text:p text:style-name="Text_20_body"><text:span text:style-name="T2">[ 1.40304446 <text:s/>0.63874173 <text:s/>0.5602836 ]</text:span></text:p>
      <text:h text:style-name="Heading_20_1" text:outline-level="1">Вывод</text:h>
      <text:p text:style-name="P6">Пышь-пыщь выводы.</text:p>
      <text:p text:style-name="P6">Достигнуто ускорение программы на 30% с использованием векторизации.</text:p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Wingdings" svg:font-family="Wingding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ListLabel_20_1" style:display-name="ListLabel 1" style:family="text">
      <style:text-properties style:font-name-complex="Courier New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g Baskakov</meta:initial-creator>
    <meta:creation-date>2011-12-18T17:26:21</meta:creation-date>
    <dc:date>2011-12-18T19:07:33</dc:date>
    <dc:creator>Oleg Baskakov</dc:creator>
    <meta:editing-duration>PT1H31M58S</meta:editing-duration>
    <meta:editing-cycles>14</meta:editing-cycles>
    <meta:generator>LibreOffice/3.4$Unix LibreOffice_project/340m1$Build-402</meta:generator>
    <meta:document-statistic meta:table-count="0" meta:image-count="0" meta:object-count="0" meta:page-count="4" meta:paragraph-count="113" meta:word-count="463" meta:character-count="3895" meta:non-whitespace-character-count="3417"/>
  </office:meta>
</office:document-meta>
</file>